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E000015D70000238A586C01323267F12B.svm" manifest:media-type=""/>
  <manifest:file-entry manifest:full-path="Pictures/200000B0000015D7000023BACCAB5D6DAA9C2767.svm" manifest:media-type=""/>
  <manifest:file-entry manifest:full-path="Pictures/100002010000078000000293E305F4EA5521E053.png" manifest:media-type="image/png"/>
  <manifest:file-entry manifest:full-path="Pictures/20000152000045EB00002D2753801B5DA032AADD.svm" manifest:media-type=""/>
  <manifest:file-entry manifest:full-path="Pictures/2000012D000059CE000040C3F81AC50982A4BAC1.svm" manifest:media-type=""/>
  <manifest:file-entry manifest:full-path="Pictures/10000000000003A800000141D3122A154EA1D479.jpg" manifest:media-type="image/jpeg"/>
  <manifest:file-entry manifest:full-path="Pictures/2000017B0000648A000044AC298187BC3DB1D21E.svm" manifest:media-type=""/>
  <manifest:file-entry manifest:full-path="Pictures/200000C500005F430000339A56952C4A4D479ECB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StarSymbol2" svg:font-family="StarSymbol, 'Arial Unicode MS'"/>
    <style:font-face style:name="Verdana1" svg:font-family="Verdana"/>
    <style:font-face style:name="Arial1" svg:font-family="Arial" style:font-pitch="variable"/>
    <style:font-face style:name="Caladea1" svg:font-family="Caladea" style:font-pitch="variable"/>
    <style:font-face style:name="Century Gothic" svg:font-family="'Century Gothic'" style:font-pitch="variable"/>
    <style:font-face style:name="StarSymbol1" svg:font-family="StarSymbol, 'Arial Unicode MS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Caladea2" svg:font-family="Caladea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2.617cm" fo:min-width="28.74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2.95cm" fo:min-width="3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617cm" fo:min-width="28.749cm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617cm" fo:min-width="28.749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53cm" svg:stroke-color="#996633" draw:marker-start-width="0.432cm" draw:marker-end-width="0.432cm" svg:stroke-opacity="100%" draw:fill="none" draw:fill-color="#ffffff" draw:textarea-vertical-align="middle" fo:min-height="2.035cm" fo:padding-top="0.026cm" fo:padding-bottom="0.026cm" fo:padding-left="0.026cm" fo:padding-right="0.026cm"/>
    </style:style>
    <style:style style:name="gr12" style:family="graphic" style:parent-style-name="standard">
      <style:graphic-properties draw:stroke="solid" svg:stroke-width="0.053cm" svg:stroke-color="#996633" draw:marker-start-width="0.432cm" draw:marker-end-width="0.432cm" draw:fill="none" draw:fill-color="#ffffff" draw:textarea-vertical-align="middle" fo:min-height="1.884cm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3cm" svg:stroke-color="#996633" draw:marker-start-width="0.432cm" draw:marker-end-width="0.432cm" draw:fill="none" draw:fill-color="#ffffff" draw:textarea-vertical-align="middle" fo:min-height="2.072cm" fo:padding-top="0.026cm" fo:padding-bottom="0.026cm" fo:padding-left="0.026cm" fo:padding-right="0.026cm"/>
    </style:style>
    <style:style style:name="gr14" style:family="graphic" style:parent-style-name="standard">
      <style:graphic-properties svg:stroke-width="0.159cm" svg:stroke-color="#996633" draw:marker-start-width="0.549cm" draw:marker-end="Arrow" draw:marker-end-width="0.549cm" draw:textarea-horizontal-align="center" draw:textarea-vertical-align="middle" fo:padding-top="0.079cm" fo:padding-bottom="0.079cm" fo:padding-left="0.079cm" fo:padding-right="0.079cm"/>
    </style:style>
    <style:style style:name="gr15" style:family="graphic" style:parent-style-name="standard">
      <style:graphic-properties svg:stroke-width="0.159cm" svg:stroke-color="#996633" draw:marker-start-width="0.549cm" draw:marker-end="" draw:marker-end-width="0.549cm" draw:textarea-horizontal-align="center" draw:textarea-vertical-align="middle" fo:padding-top="0.079cm" fo:padding-bottom="0.079cm" fo:padding-left="0.079cm" fo:padding-right="0.07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fo:min-height="3.349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2.001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ffff" draw:opacity="20%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6" style:family="paragraph">
      <style:paragraph-properties fo:line-height="115%" fo:text-align="justify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margin-left="0cm" fo:margin-right="0cm" fo:text-align="start" fo:text-indent="0cm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start" fo:text-indent="0cm" style:font-independent-line-spacing="true"/>
      <style:text-properties fo:color="#ffffff" style:font-name="Verdana1" fo:font-size="40pt" fo:font-weight="bold" style:letter-kerning="true" style:font-name-asian="Verdana1" style:font-size-asian="40pt" style:font-weight-asian="bold" style:font-name-complex="Verdana1" style:font-size-complex="40pt" style:font-weight-complex="bold"/>
    </style:style>
    <style:style style:name="P12" style:family="paragraph">
      <style:paragraph-properties fo:margin-left="0cm" fo:margin-right="0cm" fo:margin-top="0cm" fo:margin-bottom="0cm" fo:line-height="115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text-autospace="ideograph-alpha" style:punctuation-wrap="hanging" style:line-break="strict" style:writing-mode="lr-tb">
        <style:tab-stops/>
      </style:paragraph-properties>
      <style:text-properties fo:color="#000000" fo:font-size="14pt" fo:font-weight="bold" style:font-size-asian="14pt" style:font-weight-asian="bold" style:font-size-complex="14pt" style:font-weight-complex="bold" fo:hyphenate="false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/>
    </style:style>
    <style:style style:name="P16" style:family="paragraph">
      <style:paragraph-properties fo:margin-top="0cm" fo:margin-bottom="0.051cm" fo:line-height="150%"/>
    </style:style>
    <style:style style:name="P17" style:family="paragraph">
      <loext:graphic-properties draw:fill="none" draw:fill-color="#ffffff"/>
      <style:paragraph-properties fo:margin-top="0cm" fo:margin-bottom="0.051cm" fo:line-height="150%"/>
      <style:text-properties fo:font-size="22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entury Gothic1" fo:font-size="26pt" fo:letter-spacing="normal" fo:font-style="normal" style:text-underline-style="none" fo:font-weight="normal" style:font-name-asian="Century Gothic1" style:font-size-asian="26pt" style:font-style-asian="normal" style:font-weight-asian="normal" style:font-name-complex="Century Gothic1" style:font-size-complex="26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Verdana1" style:font-size-asian="22pt" style:font-style-asian="normal" style:font-weight-asian="normal" style:font-name-complex="Verdana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Verdana1" style:font-size-asian="40pt" style:font-style-asian="normal" style:font-weight-asian="bold" style:font-name-complex="Verdana1" style:font-size-complex="40pt" style:font-style-complex="normal" style:font-weight-complex="bold"/>
    </style:style>
    <style:style style:name="T7" style:family="text">
      <style:text-properties fo:color="#000000" style:font-name="Verdana1" fo:font-size="22pt" style:font-name-asian="Verdana1" style:font-size-asian="22pt" style:font-name-complex="Verdana1" style:font-size-complex="22pt"/>
    </style:style>
    <style:style style:name="T8" style:family="text">
      <style:text-properties fo:color="#ffffff" style:font-name="Verdana1" fo:font-size="40pt" fo:font-weight="bold" style:letter-kerning="true" style:font-name-asian="Verdana1" style:font-size-asian="40pt" style:font-weight-asian="bold" style:font-name-complex="Verdana1" style:font-size-complex="4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jaVu Sans1" fo:font-size="22pt" fo:letter-spacing="normal" fo:font-style="normal" style:text-underline-style="none" fo:font-weight="normal" style:font-name-asian="Verdana1" style:font-size-asian="22pt" style:font-style-asian="normal" style:font-weight-asian="normal" style:font-name-complex="Verdana1" style:font-size-complex="22pt" style:font-style-complex="normal" style:font-weight-complex="normal"/>
    </style:style>
    <style:style style:name="T12" style:family="text">
      <style:text-properties fo:font-size="22pt"/>
    </style:style>
    <style:style style:name="T13" style:family="text">
      <style:text-properties fo:font-variant="normal" fo:text-transform="none" fo:color="#b3b3b3" style:text-line-through-style="none" style:text-line-through-type="none" style:text-position="0% 100%" style:font-name="Verdana1" fo:font-size="20pt" fo:letter-spacing="normal" fo:font-style="normal" style:text-underline-style="none" fo:font-weight="bold" style:font-name-asian="Verdana1" style:font-size-asian="20pt" style:font-style-asian="normal" style:font-weight-asian="bold" style:font-name-complex="Verdana1" style:font-size-complex="20pt" style:font-style-complex="normal" style:font-weight-complex="bold"/>
    </style:style>
    <style:style style:name="T14" style:family="text">
      <style:text-properties fo:font-variant="normal" fo:text-transform="none" fo:color="#999999" style:text-line-through-style="none" style:text-line-through-type="none" style:text-position="0% 100%" style:font-name="Verdana1" fo:font-size="16pt" fo:letter-spacing="normal" fo:font-style="normal" style:text-underline-style="none" fo:font-weight="normal" style:font-name-asian="Verdana1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Century Gothic1" fo:font-size="16pt" fo:letter-spacing="normal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Shape 115" draw:style-name="gr1" draw:text-style-name="P2" draw:layer="layout" svg:width="22.399cm" svg:height="5.572cm" svg:x="5.08cm" svg:y="12.305cm">
          <text:p text:style-name="P1"><text:span text:style-name="T1">P2P project </text:span></text:p>
          <text:p text:style-name="P1"><text:span text:style-name="T2"/></text:p>
          <text:p text:style-name="P1"><text:span text:style-name="T3">ggg.instigate.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11" draw:style-name="gr2" draw:text-style-name="P3" draw:layer="layout" svg:width="13.546cm" svg:height="10.001cm" svg:x="3.391cm" svg:y="2.028cm">
            <text:p/>
            <draw:enhanced-geometry draw:mirror-horizontal="false" draw:mirror-vertical="false" svg:viewBox="0 0 4876920 3600720" drawooo:sub-view-size="120000 120000" draw:type="ooxml-non-primitive" draw:enhanced-path="M 0 0 L 120000 0 120000 120000 0 120000 0 0 Z N"/>
          </draw:custom-shape>
          <draw:frame draw:name="Shape 112" presentation:style-name="pr1" draw:text-style-name="P4" draw:layer="layout" svg:width="16.231cm" svg:height="11.996cm" svg:x="2.033cm" svg:y="12.668cm" presentation:class="notes" presentation:placeholder="true" presentation:user-transformed="true">
            <draw:text-box/>
          </draw:frame>
          <draw:page-thumbnail draw:name="Shape 113" draw:style-name="gr3" draw:layer="layout" svg:width="13.546cm" svg:height="10cm" svg:x="3.387cm" svg:y="2cm" draw:page-number="1" presentation:class="page"/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Shape 121" draw:style-name="gr4" draw:text-style-name="P2" draw:layer="layout" svg:width="29.999cm" svg:height="13.2cm" svg:x="1cm" svg:y="4cm">
          <text:list text:style-name="L1">
            <text:list-item>
              <text:p><text:span text:style-name="T4">Aims and goals of P2P project </text:span></text:p>
            </text:list-item>
            <text:list-item>
              <text:p><text:span text:style-name="T4">P2P project’s architecture</text:span></text:p>
            </text:list-item>
            <text:list-item>
              <text:p><text:span text:style-name="T5">Functionality of P2P project</text:span></text:p>
            </text:list-item>
            <text:list-item>
              <text:p><text:span text:style-name="T5">Future additions</text:span></text:p>
            </text:list-item>
            <text:list-item>
              <text:p><text:span text:style-name="T5">Resources</text:span></text:p>
            </text:list-item>
            <text:list-item>
              <text:p><text:span text:style-name="T5">References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5" draw:text-style-name="P2" draw:layer="layout" svg:width="28.748cm" svg:height="2.867cm" svg:x="1.599cm" svg:y="0.799cm">
          <text:p><text:span text:style-name="T6">Table of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17" draw:style-name="gr2" draw:text-style-name="P3" draw:layer="layout" svg:width="13.546cm" svg:height="10.001cm" svg:x="3.391cm" svg:y="2.028cm">
            <text:p/>
            <draw:enhanced-geometry draw:mirror-horizontal="false" draw:mirror-vertical="false" svg:viewBox="0 0 4876920 3600720" drawooo:sub-view-size="120000 120000" draw:type="ooxml-non-primitive" draw:enhanced-path="M 0 0 L 120000 0 120000 120000 0 120000 0 0 Z N"/>
          </draw:custom-shape>
          <draw:frame draw:name="Shape 118" presentation:style-name="pr2" draw:text-style-name="P4" draw:layer="layout" svg:width="16.231cm" svg:height="12.001cm" svg:x="2.033cm" svg:y="12.668cm" presentation:class="notes" presentation:placeholder="true" presentation:user-transformed="true">
            <draw:text-box/>
          </draw:frame>
          <draw:page-thumbnail draw:name="Shape 119" draw:style-name="gr3" draw:layer="layout" svg:width="13.546cm" svg:height="10cm" svg:x="3.387cm" svg:y="2cm" draw:page-number="2" presentation:class="page"/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Shape 128" draw:style-name="gr4" draw:text-style-name="P2" draw:layer="layout" svg:width="29.999cm" svg:height="13.2cm" svg:x="1cm" svg:y="4cm">
          <text:list text:style-name="L2">
            <text:list-item>
              <text:p text:style-name="P6"><text:span text:style-name="T4">The aim of the project is to make an application that will help the user to organize her/his files in different devices by P2P network protocol over the </text:span><text:span text:style-name="T7">local connection.</text:span></text:p>
            </text:list-item>
            <text:list-item>
              <text:p text:style-name="P6"><text:span text:style-name="T7">There is no centralized storage, so the files are stored on participant’s hard disks. The participants are connecting through the local connection.</text:span></text:p>
            </text:list-item>
            <text:list-item>
              <text:p text:style-name="P6"><text:span text:style-name="T7">The main goal is to keep the files secure</text:span>.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5" draw:text-style-name="P2" draw:layer="layout" svg:width="28.748cm" svg:height="2.867cm" svg:x="1.599cm" svg:y="0.799cm">
          <text:p><text:span text:style-name="T6">Aims and goals of P2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24" draw:style-name="gr2" draw:text-style-name="P3" draw:layer="layout" svg:width="13.546cm" svg:height="10.001cm" svg:x="3.391cm" svg:y="2.028cm">
            <text:p/>
            <draw:enhanced-geometry draw:mirror-horizontal="false" draw:mirror-vertical="false" svg:viewBox="0 0 4876800 3600600" drawooo:sub-view-size="120000 120000" draw:type="ooxml-non-primitive" draw:enhanced-path="M 0 0 L 120000 0 120000 120000 0 120000 0 0 Z N"/>
          </draw:custom-shape>
          <draw:frame draw:name="Shape 125" presentation:style-name="pr2" draw:text-style-name="P4" draw:layer="layout" svg:width="16.231cm" svg:height="12.001cm" svg:x="2.033cm" svg:y="12.668cm" presentation:class="notes" presentation:placeholder="true" presentation:user-transformed="true">
            <draw:text-box/>
          </draw:frame>
          <draw:page-thumbnail draw:name="Shape 126" draw:style-name="gr3" draw:layer="layout" svg:width="13.547cm" svg:height="10.001cm" svg:x="3.387cm" svg:y="2cm" draw:page-number="3" presentation:class="page"/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Shape 146" draw:style-name="gr6" draw:text-style-name="P8" draw:layer="layout" svg:width="28.748cm" svg:height="2.616cm" svg:x="1.599cm" svg:y="0.924cm">
          <text:p text:style-name="P7"><text:span text:style-name="T8">P2P project’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1cm" svg:y="4cm">
          <text:list text:style-name="L1">
            <text:list-header>
              <text:p><text:span text:style-name="T4"/></text:p>
            </text:list-header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9.832cm" svg:height="13.546cm" svg:x="4.897cm" svg:y="4.171cm">
          <draw:image xlink:href="Pictures/2000017B0000648A000044AC298187BC3DB1D21E.svm" xlink:type="simple" xlink:show="embed" xlink:actuate="onLoad">
            <text:p/>
          </draw:image>
        </draw:fram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4" presentation:class="page"/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Shape 146" draw:style-name="gr9" draw:text-style-name="P11" draw:layer="layout" svg:width="28.748cm" svg:height="2.616cm" svg:x="1.599cm" svg:y="0.924cm">
          <text:p text:style-name="P7"><text:span text:style-name="T8">P2P project’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1cm" svg:y="4cm">
          <text:list text:style-name="L1">
            <text:list-header>
              <text:p><text:span text:style-name="T4"/></text:p>
            </text:list-header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4.386cm" svg:height="13.209cm" svg:x="3.377cm" svg:y="4.583cm">
          <draw:image xlink:href="Pictures/200000C500005F430000339A56952C4A4D479ECB.svm" xlink:type="simple" xlink:show="embed" xlink:actuate="onLoad">
            <text:p/>
          </draw:image>
        </draw:fram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5" presentation:class="page"/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Shape 146" draw:style-name="gr10" draw:text-style-name="P11" draw:layer="layout" svg:width="28.748cm" svg:height="2.616cm" svg:x="1.599cm" svg:y="0.924cm">
          <text:p text:style-name="P7"><text:span text:style-name="T8">P2P project’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1cm" svg:y="4cm">
          <text:list text:style-name="L1">
            <text:list-header>
              <text:p><text:span text:style-name="T4"/></text:p>
            </text:list-header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496cm" svg:height="15.5cm" svg:x="5.327cm" svg:y="3.865cm">
          <draw:image xlink:href="Pictures/2000012D000059CE000040C3F81AC50982A4BAC1.svm" xlink:type="simple" xlink:show="embed" xlink:actuate="onLoad">
            <text:p/>
          </draw:image>
        </draw:fram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6" presentation:class="page"/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Shape 134" draw:style-name="gr5" draw:text-style-name="P2" draw:layer="layout" svg:width="28.748cm" svg:height="2.616cm" svg:x="1.599cm" svg:y="0.924cm">
          <text:p><text:span text:style-name="T6">Functionality <text:s/>of P2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4" draw:text-style-name="P2" draw:layer="layout" svg:width="29.999cm" svg:height="12.949cm" svg:x="1cm" svg:y="4cm">
          <text:list text:style-name="L1">
            <text:list-item>
              <text:p><text:span text:style-name="T4">The application has the following sitemap:</text:span></text:p>
            </text:list-item>
          </text:list>
          <text:p><text:span text:style-name="T9"/></text:p>
          <text:p><text:span text:style-name="T9"/></text:p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1" draw:style-name="gr11" draw:text-style-name="P13" draw:layer="layout" svg:width="4.821cm" svg:height="2.087cm" svg:x="18.362cm" svg:y="7.323cm">
            <draw:text-box>
              <text:p text:style-name="P12"><text:span text:style-name="T10">Home Page</text:span></text:p>
            </draw:text-box>
          </draw:frame>
          <draw:frame draw:name="Shape1" draw:style-name="gr12" draw:text-style-name="P13" draw:layer="layout" svg:width="4.842cm" svg:height="1.936cm" svg:x="6.986cm" svg:y="7.282cm">
            <draw:text-box>
              <text:p text:style-name="P12"><text:span text:style-name="T10">Login</text:span></text:p>
            </draw:text-box>
          </draw:frame>
          <draw:frame draw:name="Shape1" draw:style-name="gr13" draw:text-style-name="P13" draw:layer="layout" svg:width="5.158cm" svg:height="2.124cm" svg:x="12.274cm" svg:y="10.576cm">
            <draw:text-box>
              <text:p text:style-name="P12"><text:span text:style-name="T10">Registration Page</text:span></text:p>
            </draw:text-box>
          </draw:frame>
          <draw:line draw:name="Shape2" draw:style-name="gr14" draw:text-style-name="P14" draw:layer="layout" svg:x1="9.314cm" svg:y1="11.745cm" svg:x2="12.254cm" svg:y2="11.771cm">
            <text:p/>
          </draw:line>
          <draw:line draw:name="Shape3" draw:style-name="gr15" draw:text-style-name="P14" draw:layer="layout" svg:x1="17.431cm" svg:y1="11.661cm" svg:x2="20.912cm" svg:y2="11.69cm">
            <text:p/>
          </draw:line>
          <draw:line draw:name="Shape2" draw:style-name="gr14" draw:text-style-name="P14" draw:layer="layout" svg:x1="20.823cm" svg:y1="11.637cm" svg:x2="20.821cm" svg:y2="9.314cm">
            <text:p/>
          </draw:line>
          <draw:line draw:name="Shape2" draw:style-name="gr14" draw:text-style-name="P14" draw:layer="layout" svg:x1="11.825cm" svg:y1="8.388cm" svg:x2="18.362cm" svg:y2="8.282cm">
            <text:p/>
          </draw:line>
          <draw:line draw:name="Shape3" draw:style-name="gr15" draw:text-style-name="P14" draw:layer="layout" svg:x1="9.297cm" svg:y1="9.214cm" svg:x2="9.315cm" svg:y2="11.865cm">
            <text:p/>
          </draw:line>
        </draw:g>
        <presentation:notes draw:style-name="dp2">
          <draw:frame draw:name="Shape 131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32" draw:style-name="gr3" draw:layer="layout" svg:width="13.546cm" svg:height="10cm" svg:x="3.387cm" svg:y="2cm" draw:page-number="7" presentation:class="page"/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Shape 140" draw:style-name="gr5" draw:text-style-name="P2" draw:layer="layout" svg:width="28.748cm" svg:height="2.616cm" svg:x="1.599cm" svg:y="0.924cm">
          <text:p><text:span text:style-name="T6">Functionality <text:s/>of P2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4" draw:text-style-name="P2" draw:layer="layout" svg:width="29.999cm" svg:height="12.949cm" svg:x="1cm" svg:y="4cm">
          <text:list text:style-name="L1">
            <text:list-item>
              <text:p><text:span text:style-name="T4">The application has the following functionality: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5.59cm" svg:height="9.097cm" svg:x="0.996cm" svg:y="6.143cm">
          <draw:image xlink:href="Pictures/2000007E000015D70000238A586C01323267F12B.svm" xlink:type="simple" xlink:show="embed" xlink:actuate="onLoad">
            <text:p/>
          </draw:image>
        </draw:frame>
        <draw:frame draw:style-name="gr16" draw:text-style-name="P15" draw:layer="layout" svg:width="5.59cm" svg:height="9.145cm" svg:x="7.346cm" svg:y="6.05cm">
          <draw:image xlink:href="Pictures/200000B0000015D7000023BACCAB5D6DAA9C2767.svm" xlink:type="simple" xlink:show="embed" xlink:actuate="onLoad">
            <text:p/>
          </draw:image>
        </draw:frame>
        <draw:frame draw:style-name="gr16" draw:text-style-name="P15" draw:layer="layout" svg:width="17.898cm" svg:height="11.558cm" svg:x="13.301cm" svg:y="5.938cm">
          <draw:image xlink:href="Pictures/20000152000045EB00002D2753801B5DA032AADD.svm" xlink:type="simple" xlink:show="embed" xlink:actuate="onLoad">
            <text:p/>
          </draw:image>
        </draw:frame>
        <presentation:notes draw:style-name="dp2">
          <draw:frame draw:name="Shape 137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38" draw:style-name="gr3" draw:layer="layout" svg:width="13.546cm" svg:height="10cm" svg:x="3.387cm" svg:y="2cm" draw:page-number="8" presentation:class="page"/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Shape 146" draw:style-name="gr5" draw:text-style-name="P2" draw:layer="layout" svg:width="28.748cm" svg:height="2.616cm" svg:x="1.599cm" svg:y="0.924cm">
          <text:p><text:span text:style-name="T6">Functionality <text:s/>of P2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4" draw:text-style-name="P2" draw:layer="layout" svg:width="29.999cm" svg:height="12.949cm" svg:x="1cm" svg:y="4cm">
          <text:list text:style-name="L1">
            <text:list-item>
              <text:p><text:span text:style-name="T4">Login</text:span></text:p>
            </text:list-item>
            <text:list-item>
              <text:p><text:span text:style-name="T7">Register</text:span></text:p>
            </text:list-item>
            <text:list-item>
              <text:p><text:span text:style-name="T7">Working Directory</text:span></text:p>
            </text:list-item>
            <text:list-item>
              <text:p><text:span text:style-name="T7">Change password</text:span></text:p>
            </text:list-item>
            <text:list-item>
              <text:p><text:span text:style-name="T7">Add device</text:span></text:p>
            </text:list-item>
            <text:list-item>
              <text:p><text:span text:style-name="T7">Change device name</text:span></text:p>
            </text:list-item>
            <text:list-item>
              <text:p><text:span text:style-name="T7">Delete device</text:span></text:p>
            </text:list-item>
            <text:list-item>
              <text:p><text:span text:style-name="T7">Log Out</text:span></text:p>
            </text:list-item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9" presentation:class="page"/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Shape 146" draw:style-name="gr6" draw:text-style-name="P2" draw:layer="layout" svg:width="28.748cm" svg:height="2.616cm" svg:x="1.599cm" svg:y="0.924cm">
          <text:p><text:span text:style-name="T6">Future ad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0.8cm" svg:y="4.121cm">
          <text:list text:style-name="L1">
            <text:list-item>
              <text:p><text:span text:style-name="T11">In future, it is possible to add/remove functionality to this main project. </text:span></text:p>
            </text:list-item>
            <text:list-item>
              <text:p><text:span text:style-name="T11">It is planned to create a version of the application that works in web, not only in local network.</text:span></text:p>
            </text:list-item>
            <text:list-item>
              <text:p><text:span text:style-name="T4">It is planned to create a mobile version of the program․</text:span></text:p>
            </text:list-item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10" presentation:class="page"/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Shape 146" draw:style-name="gr6" draw:text-style-name="P2" draw:layer="layout" svg:width="28.748cm" svg:height="2.616cm" svg:x="1.599cm" svg:y="0.924cm">
          <text:p><text:span text:style-name="T6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0.8cm" svg:y="4.121cm">
          <text:list text:style-name="L1">
            <text:list-item>
              <text:p><text:span text:style-name="T11">Project was completed by 8 members’ team in 20 working days.</text:span></text:p>
            </text:list-item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11" presentation:class="page"/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Shape 146" draw:style-name="gr6" draw:text-style-name="P2" draw:layer="layout" svg:width="28.748cm" svg:height="2.616cm" svg:x="1.599cm" svg:y="0.924cm">
          <text:p><text:span text:style-name="T6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7" draw:text-style-name="P2" draw:layer="layout" svg:width="29.999cm" svg:height="12.949cm" svg:x="1cm" svg:y="4cm">
          <text:list text:style-name="L1">
            <text:list-header>
              <text:p><text:span text:style-name="T4"/></text:p>
            </text:list-header>
          </text:list>
          <text:p text:style-name="P9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29.303cm" svg:height="3.599cm" svg:x="1.507cm" svg:y="4.826cm">
          <draw:text-box>
            <text:list text:style-name="L1">
              <text:list-item>
                <text:p text:style-name="P16"><text:span text:style-name="T12"><text:a xlink:href="../PRD_P2P_project.odt" xlink:type="simple">/home/student/P2P_Sync/Documents/PRD_P2P_project.odt</text:a></text:span></text:p>
              </text:list-item>
              <text:list-item>
                <text:p text:style-name="P16"><text:span text:style-name="T12"><text:a xlink:href="../P2P_Functional_Specification.odt" xlink:type="simple">/home/student/P2P_Sync/Documents/P2P_Functional_Specification.odt</text:a></text:span></text:p>
              </text:list-item>
            </text:list>
          </draw:text-box>
        </draw:frame>
        <presentation:notes draw:style-name="dp2">
          <draw:frame draw:name="Shape 143" presentation:style-name="pr3" draw:text-style-name="P4" draw:layer="layout" svg:width="16.255cm" svg:height="12cm" svg:x="2.032cm" svg:y="12.668cm" presentation:class="notes" presentation:placeholder="true" presentation:user-transformed="true">
            <draw:text-box/>
          </draw:frame>
          <draw:page-thumbnail draw:name="Shape 144" draw:style-name="gr3" draw:layer="layout" svg:width="13.546cm" svg:height="10cm" svg:x="3.387cm" svg:y="2cm" draw:page-number="12" presentation:class="page"/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Shape 293" draw:style-name="gr1" draw:text-style-name="P2" draw:layer="layout" svg:width="22.399cm" svg:height="5.104cm" svg:x="5.08cm" svg:y="12.305cm">
          <text:p text:style-name="P1"><text:span text:style-name="T13">Instigate Training Center Foundation</text:span></text:p>
          <text:p text:style-name="P1"><text:span text:style-name="T14">St. Yerevan, Armenia</text:span></text:p>
          <text:p text:style-name="P1"><text:span text:style-name="T15">+374.60.464700</text:span></text:p>
          <text:p text:style-name="P1"><text:span text:style-name="T2"/></text:p>
          <text:p text:style-name="P1"><text:span text:style-name="T3">ggg.instigate.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289" draw:style-name="gr2" draw:text-style-name="P3" draw:layer="layout" svg:width="13.546cm" svg:height="10.001cm" svg:x="3.391cm" svg:y="2.028cm">
            <text:p/>
            <draw:enhanced-geometry draw:mirror-horizontal="false" draw:mirror-vertical="false" svg:viewBox="0 0 4876920 3600720" drawooo:sub-view-size="120000 120000" draw:type="ooxml-non-primitive" draw:enhanced-path="M 0 0 L 120000 0 120000 120000 0 120000 0 0 Z N"/>
          </draw:custom-shape>
          <draw:frame draw:name="Shape 290" presentation:style-name="pr1" draw:text-style-name="P4" draw:layer="layout" svg:width="16.231cm" svg:height="11.996cm" svg:x="2.033cm" svg:y="12.668cm" presentation:class="notes" presentation:placeholder="true" presentation:user-transformed="true">
            <draw:text-box/>
          </draw:frame>
          <draw:page-thumbnail draw:name="Shape 291" draw:style-name="gr3" draw:layer="layout" svg:width="13.546cm" svg:height="10cm" svg:x="3.387cm" svg:y="2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StarSymbol2" svg:font-family="StarSymbol, 'Arial Unicode MS'"/>
    <style:font-face style:name="Verdana1" svg:font-family="Verdana"/>
    <style:font-face style:name="Arial1" svg:font-family="Arial" style:font-pitch="variable"/>
    <style:font-face style:name="Caladea1" svg:font-family="Caladea" style:font-pitch="variable"/>
    <style:font-face style:name="Century Gothic" svg:font-family="'Century Gothic'" style:font-pitch="variable"/>
    <style:font-face style:name="StarSymbol1" svg:font-family="StarSymbol, 'Arial Unicode MS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Caladea2" svg:font-family="Caladea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ans" fo:font-family="'DejaVu Sans'" style:font-family-generic="roman" style:font-pitch="variable" fo:font-size="10pt" fo:language="en" fo:country="US" style:font-size-asian="10pt" style:language-asian="en" style:country-asian="US" style:font-size-complex="10pt" style:language-complex="en" style:country-complex="US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1" fo:font-family="'DejaVu Sans'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1" fo:font-family="'DejaVu Sans'" style:font-family-generic="swiss" style:font-pitch="variable" fo:font-size="12pt" fo:font-style="normal" fo:font-weight="bold" style:font-name-asian="DejaVu Sans1" style:font-family-asian="'DejaVu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1" fo:font-family="'DejaVu Sans'" style:font-family-generic="swiss" style:font-pitch="variable" fo:font-size="12pt" fo:font-style="normal" fo:font-weight="bold" style:font-name-asian="DejaVu Sans1" style:font-family-asian="'DejaVu Sans'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Text_20_Heading" style:display-name="Text Heading" style:family="graphic">
      <style:paragraph-properties fo:margin-top="0cm" fo:margin-bottom="0.139cm" fo:line-height="120%"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_20_Body" style:display-name="Text Body" style:family="graphic">
      <style:paragraph-properties fo:margin-top="0cm" fo:margin-bottom="0.139cm" fo:line-height="120%" fo:text-align="start" style:text-autospace="none"/>
      <style:text-properties fo:font-size="10pt" style:font-size-asian="10pt" style:font-size-complex="10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DejaVu Sans" fo:font-family="'DejaVu Sans'" style:font-family-generic="roman" style:font-pitch="variable" fo:font-size="12pt" fo:language="en" fo:country="US" style:language-asian="en" style:country-asian="US" style:language-complex="en" style:country-complex="US"/>
    </style:style>
    <style:style style:name="Table_20_Index_20_1" style:display-name="Table Index 1" style:family="graphic">
      <style:paragraph-properties fo:margin-left="0cm" fo:margin-right="0cm" fo:margin-top="0cm" fo:margin-bottom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fo:font-size="10pt" style:font-size-asian="10pt" style:font-size-complex="10pt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DejaVu Sans1" fo:font-family="'DejaVu Sans'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fo:text-align="center" style:text-autospace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13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graphic">
      <style:paragraph-properties fo:margin-top="0cm" fo:margin-bottom="0.139cm" fo:line-height="120%" fo:text-align="start" style:text-autospace="none"/>
      <style:text-properties fo:font-size="10pt" style:font-size-asian="10pt" style:font-size-complex="10pt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fo:text-align="center" style:text-autospace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DejaVu Sans1" fo:font-family="'DejaVu Sans'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ext_20_body_20_numbering_20_L1" style:display-name="Text body numbering L1" style:family="graphic">
      <style:paragraph-properties fo:margin-top="0cm" fo:margin-bottom="0.139cm" fo:line-height="120%" fo:text-align="start" style:text-autospace="none"/>
      <style:text-properties fo:font-size="12pt" fo:font-weight="bold" style:font-size-asian="12pt" style:font-weight-asian="bold" style:font-size-complex="12pt" style:font-weight-complex="bold"/>
    </style:style>
    <style:style style:name="Text_20_body_20_numbering" style:display-name="Text body numbering" style:family="graphic">
      <style:paragraph-properties fo:margin-top="0cm" fo:margin-bottom="0.139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cm" fo:margin-bottom="0.139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  <style:text-properties fo:font-size="10pt" style:font-size-asian="10pt" style:font-size-complex="10pt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graphic">
      <style:paragraph-properties fo:margin-left="7.04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graphic">
      <style:paragraph-properties fo:margin-left="6.16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32.63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DejaVu Sans1" fo:font-family="'DejaVu Sans'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margin-top="0.529cm" fo:margin-bottom="0.529cm"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fo:margin-top="0cm" fo:margin-bottom="0cm"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fo:line-height="100%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cm" fo:margin-bottom="0.139cm" fo:line-height="120%" fo:text-align="start" style:text-autospace="none"/>
      <style:text-properties fo:font-size="10pt" style:font-size-asian="10pt" style:font-size-complex="10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001cm" fo:page-height="19.998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339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339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33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1" fo:font-size="6pt" fo:letter-spacing="normal" fo:font-style="normal" style:text-underline-style="none" fo:font-weight="normal" style:font-name-asian="Verdana1" style:font-size-asian="6pt" style:font-style-asian="normal" style:font-weight-asian="normal" style:font-name-complex="Verdana1" style:font-size-complex="6pt" style:font-style-complex="normal" style:font-weight-complex="normal"/>
    </style:style>
    <style:style style:name="MT3" style:family="text">
      <style:text-properties fo:font-variant="normal" fo:text-transform="none" fo:color="#4c4c4c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7" draw:style-name="Mgr3" draw:text-style-name="MP5" draw:layer="backgroundobjects" svg:width="21.333cm" svg:height="11.851cm" svg:x="5.332cm" svg:y="4.0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4" draw:text-style-name="MP5" draw:layer="backgroundobjects" svg:width="10.127cm" svg:height="0.712cm" svg:x="1.06cm" svg:y="19.092cm">
        <text:p text:style-name="MP6"><text:span text:style-name="MT2">Graphic Design by Meg Liggett - Liggett </text:span><text:span text:style-name="MT2">Produc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draw:style-name="Mgr5" draw:text-style-name="MP7" draw:layer="backgroundobjects" svg:width="31.776cm" svg:height="10.987cm" svg:x="0cm" svg:y="0cm">
        <draw:image xlink:href="Pictures/100002010000078000000293E305F4EA5521E053.png" xlink:type="simple" xlink:show="embed" xlink:actuate="onLoad">
          <text:p/>
        </draw:image>
      </draw:frame>
      <draw:frame draw:name="Shape 12" presentation:style-name="Mpr1" draw:text-style-name="MP8" draw:layer="backgroundobjects" svg:width="27.193cm" svg:height="3.112cm" svg:x="3.81cm" svg:y="7.047cm" presentation:class="title" presentation:user-transformed="true">
        <draw:text-box>
          <text:p/>
        </draw:text-box>
      </draw:frame>
      <draw:frame presentation:style-name="Title_20_Slide-outline1" draw:layer="backgroundobjects" svg:width="28.799cm" svg:height="11.597cm" svg:x="1.6cm" svg:y="4.6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8" draw:style-name="Mgr5" draw:text-style-name="MP7" draw:layer="backgroundobjects" svg:width="31.948cm" svg:height="3.644cm" svg:x="-0.001cm" svg:y="0cm">
        <draw:image xlink:href="Pictures/10000000000003A800000141D3122A154EA1D479.jpg" xlink:type="simple" xlink:show="embed" xlink:actuate="onLoad">
          <text:p/>
        </draw:image>
      </draw:frame>
      <draw:custom-shape draw:name="Shape 62" draw:style-name="Mgr3" draw:text-style-name="MP5" draw:layer="backgroundobjects" svg:width="21.333cm" svg:height="11.851cm" svg:x="5.332cm" svg:y="4.0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3" draw:style-name="Mgr6" draw:text-style-name="MP5" draw:layer="backgroundobjects" svg:width="10.105cm" svg:height="0.718cm" svg:x="3.81cm" svg:y="18.966cm">
        <text:p text:style-name="MP9"><text:span text:style-name="MT3">© Instigate Training Center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5" presentation:style-name="Mpr4" draw:text-style-name="MP8" draw:layer="backgroundobjects" svg:width="27.193cm" svg:height="3.112cm" svg:x="3.81cm" svg:y="7.047cm" presentation:class="title" presentation:user-transformed="true">
        <draw:text-box>
          <text:p/>
        </draw:text-box>
      </draw:frame>
      <draw:frame draw:name="Shape 66" presentation:style-name="Title_2c__20_Content-outline1" draw:layer="backgroundobjects" svg:width="15.874cm" svg:height="11.599cm" svg:x="8.063cm" svg:y="12.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002cm" svg:height="10cm" svg:x="2.158cm" svg:y="2.026cm" presentation:class="page"/>
        <draw:frame presentation:style-name="Title_2c_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2-09T11:45:53.276336180</dc:date>
    <meta:editing-duration>PT45M39S</meta:editing-duration>
    <meta:editing-cycles>18</meta:editing-cycles>
    <meta:document-statistic meta:object-count="102"/>
  </office:meta>
</office:document-meta>
</file>